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PublicationFromTemplate.ini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eatePublicationFromTemplate.doCheckExecution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eatePublicationFromTemplate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